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margin-bottom="0in" fo:line-height="100%"/>
      <style:text-properties style:font-name="Times New Roman" style:font-name-asian="Times New Roman" style:letter-kerning="false" style:language-asian="en" style:country-asian="GB"/>
    </style:style>
    <style:style style:name="P2"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4"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6"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8"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10" style:parent-style-name="Normal" style:family="paragraph">
      <style:paragraph-properties fo:margin-bottom="0in" fo:line-height="100%"/>
    </style:style>
    <style:style style:name="T11" style:parent-style-name="DefaultParagraphFont" style:family="text">
      <style:text-properties style:font-name="Times New Roman" style:font-name-asian="Times New Roman" style:letter-kerning="false" style:language-asian="en" style:country-asian="GB"/>
    </style:style>
    <style:style style:name="T12" style:parent-style-name="DefaultParagraphFont" style:family="text">
      <style:text-properties style:font-name="Times New Roman" style:font-name-asian="Times New Roman" style:letter-kerning="false" style:language-asian="en" style:country-asian="GB"/>
    </style:style>
    <style:style style:name="P1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letter-kerning="false" style:language-asian="en" style:country-asian="GB"/>
    </style:style>
    <style:style style:name="T16" style:parent-style-name="DefaultParagraphFont" style:family="text">
      <style:text-properties style:font-name="Times New Roman" style:font-name-asian="Times New Roman" style:letter-kerning="false" style:language-asian="en" style:country-asian="GB"/>
    </style:style>
    <style:style style:name="P1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18"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1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20"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2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22"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2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24"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2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26"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2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28"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2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30"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3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32"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3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34"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3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36"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3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38"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3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40"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4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42"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4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44"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4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46"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4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48"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4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50"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5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52"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5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54"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5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56"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5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58"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5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60"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6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62"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6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64" style:parent-style-name="Normal" style:family="paragraph">
      <style:paragraph-properties fo:margin-top="0.0694in" fo:margin-bottom="0.0694in" fo:line-height="100%"/>
      <style:text-properties style:font-name="Times New Roman" style:font-name-asian="Times New Roman" style:letter-kerning="false" style:language-asian="en" style:country-asian="GB"/>
    </style:style>
    <style:style style:name="P6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66"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6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68" style:parent-style-name="Normal" style:family="paragraph">
      <style:paragraph-properties fo:margin-top="0.0694in" fo:margin-bottom="0.0694in" fo:line-height="100%"/>
    </style:style>
    <style:style style:name="T69" style:parent-style-name="DefaultParagraphFont" style:family="text">
      <style:text-properties style:font-name="Times New Roman" style:font-name-asian="Times New Roman" style:letter-kerning="false" style:language-asian="en" style:country-asian="GB"/>
    </style:style>
    <style:style style:name="T70" style:parent-style-name="DefaultParagraphFont" style:family="text">
      <style:text-properties style:font-name="Times New Roman" style:font-name-asian="Times New Roman" style:letter-kerning="false" style:language-asian="en" style:country-asian="GB"/>
    </style:style>
    <style:style style:name="P7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72" style:parent-style-name="Normal" style:family="paragraph">
      <style:paragraph-properties fo:margin-bottom="0in" fo:line-height="100%"/>
      <style:text-properties style:font-name="Times New Roman" style:font-name-asian="Times New Roman" style:letter-kerning="false" style:language-asian="en" style:country-asian="GB"/>
    </style:style>
    <style:style style:name="P7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Times New Roman" style:font-name-asian="Times New Roman" style:letter-kerning="false" style:language-asian="en" style:country-asian="GB"/>
    </style:style>
    <style:style style:name="T76" style:parent-style-name="DefaultParagraphFont" style:family="text">
      <style:text-properties style:font-name="Times New Roman" style:font-name-asian="Times New Roman" style:letter-kerning="false" style:language-asian="en" style:country-asian="GB"/>
    </style:style>
    <style:style style:name="P7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style:style>
    <style:style style:name="P78" style:parent-style-name="Normal" style:family="paragraph">
      <style:paragraph-properties fo:margin-bottom="0in" fo:line-height="100%"/>
    </style:style>
    <style:style style:name="T79" style:parent-style-name="DefaultParagraphFont" style:family="text">
      <style:text-properties style:font-name="Times New Roman" style:font-name-asian="Times New Roman" style:letter-kerning="false" style:language-asian="en" style:country-asian="GB"/>
    </style:style>
    <style:style style:name="T80" style:parent-style-name="DefaultParagraphFont" style:family="text">
      <style:text-properties style:font-name="Times New Roman" style:font-name-asian="Times New Roman" style:letter-kerning="false" style:language-asian="en" style:country-asian="GB"/>
    </style:style>
    <style:style style:name="T81" style:parent-style-name="DefaultParagraphFont" style:family="text">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Times New Roman" style:font-name-asian="Times New Roman" style:letter-kerning="false" style:language-asian="en" style:country-asian="GB"/>
    </style:style>
    <style:style style:name="T84" style:parent-style-name="DefaultParagraphFont" style:family="text">
      <style:text-properties style:font-name="Times New Roman" style:font-name-asian="Times New Roman" style:letter-kerning="false" style:language-asian="en" style:country-asian="GB"/>
    </style:style>
  </office:automatic-styles>
  <office:body>
    <office:text text:use-soft-page-breaks="true">
      <text:p text:style-name="P1">You said:</text:p>
      <text:p text:style-name="P2">Good morning.</text:p>
      <text:h text:style-name="P3" text:outline-level="6">ChatGPT said:</text:h>
      <text:p text:style-name="P4">Good morning! Welcome to Hotel Artemis London. How can I help you today?</text:p>
      <text:h text:style-name="P5" text:outline-level="5">You said:</text:h>
      <text:p text:style-name="P6">Yes, I would like to ask if you have a room for two nights, please.</text:p>
      <text:h text:style-name="P7" text:outline-level="6">ChatGPT said:</text:h>
      <text:p text:style-name="P8">Yes, we have several rooms<text:s/>available. Could I have your name to proceed with the reservation?</text:p>
      <text:h text:style-name="P9" text:outline-level="5">You said:</text:h>
      <text:p text:style-name="P10"><text:span text:style-name="T11">Yes, my name is [***NAME***]<text:s/></text:span>[***SURNAME***]<text:span text:style-name="T12">.</text:span></text:p>
      <text:h text:style-name="P13" text:outline-level="6">ChatGPT said:</text:h>
      <text:p text:style-name="P14"><text:span text:style-name="T15">Thank you, Ms.<text:s/></text:span>[***SURNAME***]<text:span text:style-name="T16">. Would you prefer a single room or a double room?</text:span></text:p>
      <text:h text:style-name="P17" text:outline-level="5">You said:</text:h>
      <text:p text:style-name="P18">Yes, I need a double room, please.</text:p>
      <text:h text:style-name="P19" text:outline-level="6">ChatGPT said:</text:h>
      <text:p text:style-name="P20">Of course. We have double rooms available. Would you prefer a city view or a quiet room?</text:p>
      <text:h text:style-name="P21" text:outline-level="5">You said:</text:h>
      <text:p text:style-name="P22">Oh, thank you for asking me. I would like a quiet room, please.</text:p>
      <text:h text:style-name="P23" text:outline-level="6">ChatGPT said:</text:h>
      <text:p text:style-name="P24">Lovely choice. We’ll reserve a quiet double room for you. Would you like to know about our hotel facilities?</text:p>
      <text:h text:style-name="P25" text:outline-level="5">You said:</text:h>
      <text:p text:style-name="P26">Oh, yes, please.</text:p>
      <text:h text:style-name="P27" text:outline-level="6">ChatGPT said:</text:h>
      <text:p text:style-name="P28">We have a spa, a rooftop bar, an indoor swimming pool, and a 24-hour fitness center. Would you like to book one of these?</text:p>
      <text:h text:style-name="P29" text:outline-level="5">You said:</text:h>
      <text:p text:style-name="P30">Oh, thank you. I would like to know<text:s/>some information about the swimming pool, please.</text:p>
      <text:h text:style-name="P31" text:outline-level="6">ChatGPT said:</text:h>
      <text:p text:style-name="P32">Of course. The indoor pool is open from seven in the morning until nine in the evening. It’s free for our guests. Would you like to use it, or perhaps book a private lane?</text:p>
      <text:h text:style-name="P33" text:outline-level="5">You said:</text:h>
      <text:p text:style-name="P34">Oh, very interesting. Yes, can I book a private lane, please, tomorrow morning at 9?</text:p>
      <text:h text:style-name="P35" text:outline-level="6">ChatGPT said:</text:h>
      <text:p text:style-name="P36">Let me check... yes, the private lane is available at nine tomorrow morning. Shall I book it for you?</text:p>
      <text:h text:style-name="P37" text:outline-level="5">You said:</text:h>
      <text:p text:style-name="P38">Oh, yes. Thank you very much.</text:p>
      <text:h text:style-name="P39" text:outline-level="6">ChatGPT said:</text:h>
      <text:p text:style-name="P40">You're welcome! The private lane is booked for you at nine tomorrow morning. Would you like to ask about anything else?</text:p>
      <text:soft-page-break/>
      <text:h text:style-name="P41" text:outline-level="5">You said:</text:h>
      <text:p text:style-name="P42">Yes, uhm...</text:p>
      <text:h text:style-name="P43" text:outline-level="6">ChatGPT said:</text:h>
      <text:p text:style-name="P44">Take your time. What would you like to know?</text:p>
      <text:h text:style-name="P45" text:outline-level="5">You said:</text:h>
      <text:p text:style-name="P46">Sorry, you know my English. Yes, I would like to<text:s/>know about nearby attractions and how to get there.</text:p>
      <text:h text:style-name="P47" text:outline-level="6">ChatGPT said:</text:h>
      <text:p text:style-name="P48">No problem at all—your English is great! We’re near St. Paul’s Cathedral, the Millennium Bridge, the Thames River, and the London Eye. Which place are you most interested in?</text:p>
      <text:h text:style-name="P49" text:outline-level="5">You said:</text:h>
      <text:p text:style-name="P50">Oh, wonderful. Yeah, I would like to know about the London Eye, please.</text:p>
      <text:h text:style-name="P51" text:outline-level="6">ChatGPT said:</text:h>
      <text:p text:style-name="P52">Great choice! You could take the underground. Just walk two minutes to Mansion House station, then take the District Line to Westminster. From there, it’s a short walk to the London Eye. Would that work for you?</text:p>
      <text:h text:style-name="P53" text:outline-level="5">You said:</text:h>
      <text:p text:style-name="P54">Is it possible to book the entrance at the London Eye? Or it's free, when we get there, it's possible to enter anytime?</text:p>
      <text:h text:style-name="P55" text:outline-level="6">ChatGPT said:</text:h>
      <text:p text:style-name="P56">Good question! You do need a ticket to enter. We offer priority<text:s/>access tickets for thirty pounds. Would you like to book one in advance?</text:p>
      <text:h text:style-name="P57" text:outline-level="5">You said:</text:h>
      <text:p text:style-name="P58">Oh, yes, I would like to book for tomorrow morning after the swimming pool at 12, please. And is it possible to buy here the tickets?</text:p>
      <text:h text:style-name="P59" text:outline-level="6">ChatGPT said:</text:h>
      <text:p text:style-name="P60">Yes, absolutely. I’ll reserve one priority ticket for the London Eye at twelve tomorrow. You can pay here at reception when you check in. Would you like to ask anything else?</text:p>
      <text:h text:style-name="P61" text:outline-level="5">You said:</text:h>
      <text:p text:style-name="P62">Yes, I would like to know what time is the checkout and if there is a restaurant inside and what time is the dinner, please.</text:p>
      <text:h text:style-name="P63" text:outline-level="6">ChatGPT said:</text:h>
      <text:p text:style-name="P64">Certainly. Check-out is at twelve thirty in the afternoon. And yes, we have Restaurant Artemis on the ground floor—dinner is served from seven to ten in the evening. Would you like to dine with us tomorrow?</text:p>
      <text:h text:style-name="P65" text:outline-level="5">You said:</text:h>
      <text:p text:style-name="P66">Oh yes, I would like to book for tomorrow night at 8.30 p.m. at the restaurant, is it possible?</text:p>
      <text:h text:style-name="P67" text:outline-level="6">ChatGPT said:</text:h>
      <text:p text:style-name="P68"><text:span text:style-name="T69">Yes, that’s possible. I’ve booked a table for you at eight thirty tomorrow evening. Would you like anything else, Ms.<text:s/></text:span>[***SURNAME***]<text:span text:style-name="T70">?</text:span></text:p>
      <text:h text:style-name="P71" text:outline-level="5">You said:</text:h>
      <text:p text:style-name="P72">Oh,<text:s/>no, thank you very much. You're so nice, but it's enough. Can I have the room key now, please? Thank you. We are very tired. Thank you very much.</text:p>
      <text:soft-page-break/>
      <text:h text:style-name="P73" text:outline-level="6">ChatGPT said:</text:h>
      <text:p text:style-name="P74"><text:span text:style-name="T75">Of course, here’s your room key. Your room is ready—have a lovely rest, Ms.<text:s/></text:span>[***SURNAME***]<text:span text:style-name="T76">. Enjoy your stay at Hotel Artemis!</text:span></text:p>
      <text:h text:style-name="P77" text:outline-level="5">You said:</text:h>
      <text:p text:style-name="P78"><text:span text:style-name="T79">Okay, thank you very much and see you soon. Bye.</text:span><text:span text:style-name="T80"><text:line-break/></text:span><text:span text:style-name="T81">ChatGPT said:</text:span></text:p>
      <text:p text:style-name="P82"><text:span text:style-name="T83">You're very welcome! See you soon, Ms.<text:s/></text:span>[***SURNAME***]<text:span text:style-name="T84">. Bye for now!</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1T13:52:00Z</meta:creation-date>
    <dc:date>2025-12-26T10:03:00Z</dc:date>
    <meta:template xlink:href="Normal" xlink:type="simple"/>
    <meta:editing-cycles>4</meta:editing-cycles>
    <meta:editing-duration>PT660S</meta:editing-duration>
    <meta:document-statistic meta:page-count="3" meta:paragraph-count="7" meta:word-count="594" meta:character-count="3974" meta:row-count="28" meta:non-whitespace-character-count="3387"/>
  </office:meta>
</office:document-meta>
</file>